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522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932cm"/>
    </style:style>
    <style:style style:name="co8" style:family="table-column">
      <style:table-column-properties fo:break-before="auto" style:column-width="3.3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fo:wrap-option="wrap" fo:border-left="0.088cm solid #000000" fo:border-right="0.002cm solid #000000" fo:border-top="0.002cm solid #000000"/>
    </style:style>
    <style:style style:name="ce3" style:family="table-cell" style:parent-style-name="Default">
      <style:table-cell-properties fo:background-color="#e6e6ff" style:text-align-source="fix" style:repeat-content="false" fo:wrap-option="wrap" fo:border="0.088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0.088cm solid #000000" fo:background-color="#e6e6ff" fo:wrap-option="wrap" fo:border-left="0.088cm solid #000000" fo:border-right="0.002cm solid #000000" fo:border-top="0.002cm solid #000000"/>
    </style:style>
    <style:style style:name="ce6" style:family="table-cell" style:parent-style-name="Default">
      <style:table-cell-properties fo:border-bottom="0.002cm solid #000000" fo:background-color="#e6e6ff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88cm solid #000000" fo:background-color="#e6e6ff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9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1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88cm solid #000000"/>
    </style:style>
    <style:style style:name="ce15" style:family="table-cell" style:parent-style-name="Default">
      <style:table-cell-properties style:text-align-source="fix" style:repeat-content="false" fo:border="0.088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18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19" style:family="table-cell" style:parent-style-name="Default">
      <style:table-cell-properties fo:border-bottom="0.088cm solid #000000" fo:background-color="#e6e6ff" fo:border-left="0.088cm solid #000000" fo:border-right="0.002cm solid #000000" fo:border-top="0.002cm solid #000000"/>
    </style:style>
    <style:style style:name="ce20" style:family="table-cell" style:parent-style-name="Default">
      <style:table-cell-properties fo:border-bottom="0.035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21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35cm solid #000000" fo:border-top="0.035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wrap-option="wrap" fo:border-left="0.088cm solid #000000" fo:border-right="0.002cm solid #000000" fo:border-top="0.088cm solid #000000"/>
    </style:style>
    <style:style style:name="ce23" style:family="table-cell" style:parent-style-name="Default">
      <style:table-cell-properties fo:border-bottom="0.002cm solid #000000" fo:wrap-option="wrap" fo:border-left="0.088cm solid #000000" fo:border-right="0.002cm solid #000000" fo:border-top="0.002cm solid #000000"/>
    </style:style>
    <style:style style:name="ce24" style:family="table-cell" style:parent-style-name="Default">
      <style:table-cell-properties fo:background-color="#ffffcc" fo:border="0.088cm solid #000000"/>
    </style:style>
    <style:style style:name="ce25" style:family="table-cell" style:parent-style-name="Default" style:data-style-name="N1"/>
    <style:style style:name="ce26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28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29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30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31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32" style:family="table-cell" style:parent-style-name="Default">
      <style:table-cell-properties fo:border-bottom="0.002cm solid #000000" fo:background-color="#ffff00" fo:border-left="0.088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3" style:family="table-cell" style:parent-style-name="Default">
      <style:table-cell-properties fo:border-bottom="0.002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4" style:family="table-cell" style:parent-style-name="Default">
      <style:table-cell-properties fo:border-bottom="0.088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5" style:family="table-cell" style:parent-style-name="Default">
      <style:table-cell-properties fo:border-bottom="0.035cm solid #000000" fo:background-color="#e6e6e6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/>
    </style:style>
    <style:style style:name="ce36" style:family="table-cell" style:parent-style-name="Default">
      <style:table-cell-properties fo:border-bottom="0.088cm solid #000000" fo:background-color="#e6e6e6" style:text-align-source="fix" style:repeat-content="false" fo:wrap-option="wrap" fo:border-left="0.035cm solid #000000" fo:border-right="0.088cm solid #000000" fo:border-top="0.035cm solid #000000"/>
      <style:paragraph-properties fo:text-align="center" fo:margin-left="0cm"/>
    </style:style>
    <style:style style:name="ce37" style:family="table-cell" style:parent-style-name="Default">
      <style:table-cell-properties fo:border-bottom="0.002cm solid #000000" fo:wrap-option="wrap" fo:border-left="0.002cm solid #000000" fo:border-right="0.002cm solid #000000" fo:border-top="0.088cm solid #000000"/>
    </style:style>
    <style:style style:name="ce38" style:family="table-cell" style:parent-style-name="Default">
      <style:table-cell-properties fo:wrap-option="wrap" fo:border="0.002cm solid #000000"/>
    </style:style>
    <style:style style:name="ce39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order-bottom="0.035cm solid #000000" fo:background-color="#e6e6e6" fo:border-left="0.035cm solid #000000" fo:border-right="0.088cm solid #000000" fo:border-top="0.088cm solid #000000"/>
    </style:style>
    <style:style style:name="ce42" style:family="table-cell" style:parent-style-name="Default">
      <style:table-cell-properties fo:border-bottom="0.088cm solid #000000" fo:background-color="#e6e6e6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43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44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45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46" style:family="table-cell" style:parent-style-name="Default">
      <style:table-cell-properties fo:border-bottom="0.002cm solid #000000" fo:background-color="#ffff00" fo:border-left="0.002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7" style:family="table-cell" style:parent-style-name="Default">
      <style:table-cell-properties fo:background-color="#ffff00" fo:border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8" style:family="table-cell" style:parent-style-name="Default">
      <style:table-cell-properties fo:border-bottom="0.088cm solid #000000" fo:background-color="#ffff00" fo:border-left="0.002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9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50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</style:style>
    <style:style style:name="ce5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52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3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</style:style>
    <style:style style:name="ce55" style:family="table-cell" style:parent-style-name="Default">
      <style:table-cell-properties fo:border-bottom="0.002cm solid #000000" fo:background-color="#e6e6e6" fo:border-left="0.002cm solid #000000" fo:border-right="0.002cm solid #000000" fo:border-top="0.088cm solid #000000"/>
    </style:style>
    <style:style style:name="ce56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57" style:family="table-cell" style:parent-style-name="Default">
      <style:table-cell-properties fo:border="0.002cm solid #000000"/>
      <style:map style:condition="cell-content()&lt;0" style:apply-style-name="red" style:base-cell-address="Sheet1.O29"/>
    </style:style>
    <style:style style:name="ce58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60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61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62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63" style:family="table-cell" style:parent-style-name="Default">
      <style:table-cell-properties fo:border-bottom="0.002cm solid #000000" fo:background-color="#e6e6e6" fo:border-left="0.002cm solid #000000" fo:border-right="0.088cm solid #000000" fo:border-top="0.088cm solid #000000"/>
    </style:style>
    <style:style style:name="ce64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65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66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67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6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69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</style:style>
    <style:style style:name="ce70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</style:style>
    <style:style style:name="ce71" style:family="table-cell" style:parent-style-name="Default">
      <style:table-cell-properties fo:border-bottom="0.002cm solid #000000" fo:wrap-option="wrap" fo:border-left="0.002cm solid #000000" fo:border-right="0.088cm solid #000000" fo:border-top="0.088cm solid #000000"/>
    </style:style>
    <style:style style:name="ce72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73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74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order-bottom="0.002cm solid #000000" fo:background-color="#ffff00" fo:border-left="0.002cm solid #000000" fo:border-right="0.088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6" style:family="table-cell" style:parent-style-name="Default">
      <style:table-cell-properties fo:border-bottom="0.002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7" style:family="table-cell" style:parent-style-name="Default">
      <style:table-cell-properties fo:border-bottom="0.088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8" style:family="table-cell" style:parent-style-name="Default">
      <style:table-cell-properties fo:background-color="#83caff" fo:border="0.088cm solid #000000"/>
    </style:style>
    <style:style style:name="ce79" style:family="table-cell" style:parent-style-name="Default">
      <style:table-cell-properties fo:background-color="#e6e6e6" fo:wrap-option="wrap" fo:border="0.002cm solid #000000"/>
    </style:style>
    <style:style style:name="ce80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81" style:family="table-cell" style:parent-style-name="Default" style:data-style-name="N1">
      <style:table-cell-properties fo:wrap-option="wrap" fo:border="0.002cm solid #000000"/>
    </style:style>
    <style:style style:name="ce82" style:family="table-cell" style:parent-style-name="Default" style:data-style-name="N1">
      <style:table-cell-properties fo:wrap-option="wrap" fo:border="0.002cm solid #000000"/>
      <style:map style:condition="cell-content()&lt;0" style:apply-style-name="red" style:base-cell-address="Sheet1.O29"/>
    </style:style>
    <style:style style:name="ce83" style:family="table-cell" style:parent-style-name="Default">
      <style:table-cell-properties fo:wrap-option="wrap" fo:border="0.002cm solid #000000"/>
      <style:map style:condition="cell-content()&lt;0" style:apply-style-name="red" style:base-cell-address="Sheet1.O29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fo:background-color="#cccccc"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17"/>
        <table:table-column table:style-name="co4" table:number-columns-repeated="2" table:default-cell-style-name="Default"/>
        <table:table-column table:style-name="co4" table:number-columns-repeated="2" table:default-cell-style-name="ce40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martSoft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>
            <draw:frame table:end-cell-address="Sheet1.R17" table:end-x="1.057cm" table:end-y="0.437cm" draw:z-index="0" draw:style-name="gr1" svg:width="15.374cm" svg:height="8.264cm" svg:x="1.838cm" svg:y="0.16cm">
              <draw:object draw:notify-on-update-of-ranges="Sheet1.D3:Sheet1.I3 Sheet1.D18:Sheet1.I18 Sheet1.D18:Sheet1.I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2" table:number-rows-spanned="2">
            <text:p>WBS</text:p>
          </table:table-cell>
          <table:covered-table-cell table:style-name="ce1"/>
          <table:table-cell table:style-name="ce20" office:value-type="string" table:number-columns-spanned="1" table:number-rows-spanned="2">
            <text:p>Project Leader</text:p>
          </table:table-cell>
          <table:table-cell table:style-name="ce35" office:value-type="string" table:number-columns-spanned="1" table:number-rows-spanned="2">
            <text:p>Resp. Planificación</text:p>
          </table:table-cell>
          <table:table-cell table:style-name="ce49" office:value-type="string" table:number-columns-spanned="1" table:number-rows-spanned="2">
            <text:p>Resp. Contrataciones</text:p>
          </table:table-cell>
          <table:table-cell table:style-name="ce54" office:value-type="string" table:number-columns-spanned="1" table:number-rows-spanned="2">
            <text:p>Encargado RRHH</text:p>
          </table:table-cell>
          <table:table-cell table:style-name="ce49" office:value-type="string" table:number-columns-spanned="1" table:number-rows-spanned="2">
            <text:p>Jefe Infraestructura</text:p>
          </table:table-cell>
          <table:table-cell table:style-name="ce49" office:value-type="string" table:number-columns-spanned="1" table:number-rows-spanned="2">
            <text:p>Encargado Infraestructura</text:p>
          </table:table-cell>
          <table:table-cell table:style-name="ce49" office:value-type="string" table:number-columns-spanned="1" table:number-rows-spanned="2">
            <text:p>Operario Instalación</text:p>
          </table:table-cell>
          <table:table-cell table:style-name="ce69" office:value-type="string" table:number-columns-spanned="1" table:number-rows-spanned="2">
            <text:p>Encargado Compras</text:p>
          </table:table-cell>
          <table:table-cell table:number-columns-repeated="5"/>
        </table:table-row>
        <table:table-row table:style-name="ro2">
          <table:table-cell/>
          <table:covered-table-cell table:style-name="ce2"/>
          <table:covered-table-cell table:style-name="ce2"/>
          <table:covered-table-cell table:style-name="ce21" office:value-type="string">
            <text:p>Q1</text:p>
          </table:covered-table-cell>
          <table:covered-table-cell table:style-name="ce36" office:value-type="string">
            <text:p>Q2</text:p>
          </table:covered-table-cell>
          <table:covered-table-cell table:style-name="ce50" office:value-type="string">
            <text:p>Q1</text:p>
          </table:covered-table-cell>
          <table:covered-table-cell table:style-name="ce50" office:value-type="string">
            <text:p>Q2</text:p>
          </table:covered-table-cell>
          <table:covered-table-cell table:style-name="ce56" office:value-type="string">
            <text:p>Q1</text:p>
          </table:covered-table-cell>
          <table:covered-table-cell table:style-name="ce56" office:value-type="string">
            <text:p>Q1</text:p>
          </table:covered-table-cell>
          <table:covered-table-cell table:style-name="ce56" office:value-type="string">
            <text:p>Q1</text:p>
          </table:covered-table-cell>
          <table:covered-table-cell table:style-name="ce70" office:value-type="string">
            <text:p>Q2</text:p>
          </table:covered-table-cell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1" table:number-rows-spanned="4">
            <text:p>Planificación</text:p>
          </table:table-cell>
          <table:table-cell table:style-name="ce14" office:value-type="string">
            <text:p>Ubicación del Personal</text:p>
          </table:table-cell>
          <table:table-cell table:style-name="ce22"/>
          <table:table-cell table:style-name="ce37" office:value-type="float" office:value="40">
            <text:p>40</text:p>
          </table:table-cell>
          <table:table-cell table:style-name="ce37"/>
          <table:table-cell table:style-name="ce37" office:value-type="float" office:value="40">
            <text:p>4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5">
            <text:p>5</text:p>
          </table:table-cell>
          <table:table-cell table:style-name="ce37"/>
          <table:table-cell table:style-name="ce71"/>
          <table:table-cell table:number-columns-repeated="5"/>
        </table:table-row>
        <table:table-row table:style-name="ro3">
          <table:table-cell/>
          <table:covered-table-cell table:style-name="ce4"/>
          <table:table-cell table:style-name="ce4" office:value-type="string">
            <text:p>Infraestructura de Comunicaciones</text:p>
          </table:table-cell>
          <table:table-cell table:style-name="ce23"/>
          <table:table-cell table:style-name="ce38" office:value-type="float" office:value="80">
            <text:p>80</text:p>
          </table:table-cell>
          <table:table-cell table:style-name="ce38" table:number-columns-repeated="2"/>
          <table:table-cell table:style-name="ce38" office:value-type="float" office:value="60">
            <text:p>60</text:p>
          </table:table-cell>
          <table:table-cell table:style-name="ce38" office:value-type="float" office:value="60">
            <text:p>60</text:p>
          </table:table-cell>
          <table:table-cell table:style-name="ce38"/>
          <table:table-cell table:style-name="ce72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Ubicación del Mobiliario</text:p>
          </table:table-cell>
          <table:table-cell table:style-name="ce23"/>
          <table:table-cell table:style-name="ce38" office:value-type="float" office:value="80">
            <text:p>80</text:p>
          </table:table-cell>
          <table:table-cell table:style-name="ce38"/>
          <table:table-cell table:style-name="ce38" office:value-type="float" office:value="10">
            <text:p>10</text:p>
          </table:table-cell>
          <table:table-cell table:style-name="ce38" office:value-type="float" office:value="60">
            <text:p>60</text:p>
          </table:table-cell>
          <table:table-cell table:style-name="ce38" office:value-type="float" office:value="60">
            <text:p>60</text:p>
          </table:table-cell>
          <table:table-cell table:style-name="ce38"/>
          <table:table-cell table:style-name="ce72"/>
          <table:table-cell table:number-columns-repeated="5"/>
        </table:table-row>
        <table:table-row table:style-name="ro1">
          <table:table-cell/>
          <table:covered-table-cell table:style-name="ce5"/>
          <table:table-cell table:style-name="ce5" office:value-type="string">
            <text:p>Aceptación de planos</text:p>
          </table:table-cell>
          <table:table-cell table:style-name="ce2" office:value-type="float" office:value="10">
            <text:p>10</text:p>
          </table:table-cell>
          <table:table-cell table:style-name="ce39" office:value-type="float" office:value="20">
            <text:p>20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5">
            <text:p>5</text:p>
          </table:table-cell>
          <table:table-cell table:style-name="ce39"/>
          <table:table-cell table:style-name="ce73"/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1" table:number-rows-spanned="4">
            <text:p>Contrataciones</text:p>
          </table:table-cell>
          <table:table-cell table:style-name="ce4" office:value-type="string">
            <text:p>Fletes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40">
            <text:p>40</text:p>
          </table:table-cell>
          <table:table-cell table:style-name="ce38" table:number-columns-repeated="4"/>
          <table:table-cell table:style-name="ce72" office:value-type="float" office:value="40">
            <text:p>4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Servicios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38" office:value-type="float" office:value="40">
            <text:p>4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72"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Operarios para instalación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60">
            <text:p>60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72"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Aceptación de contrataciones</text:p>
          </table:table-cell>
          <table:table-cell table:style-name="ce23" office:value-type="float" office:value="10">
            <text:p>10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38" office:value-type="float" office:value="20">
            <text:p>2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72"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1" table:number-rows-spanned="3">
            <text:p>Mudanza</text:p>
          </table:table-cell>
          <table:table-cell table:style-name="ce14" office:value-type="string">
            <text:p>Ubicación del personal</text:p>
          </table:table-cell>
          <table:table-cell table:style-name="ce22"/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table:number-columns-repeated="3"/>
          <table:table-cell table:style-name="ce71" office:value-type="float" office:value="5">
            <text:p>5</text:p>
          </table:table-cell>
          <table:table-cell table:number-columns-repeated="5"/>
        </table:table-row>
        <table:table-row table:style-name="ro3">
          <table:table-cell/>
          <table:covered-table-cell table:style-name="ce4"/>
          <table:table-cell table:style-name="ce4" office:value-type="string">
            <text:p>Instalación de telecomunicaciones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38" office:value-type="float" office:value="6">
            <text:p>6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90">
            <text:p>90</text:p>
          </table:table-cell>
          <table:table-cell table:style-name="ce72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covered-table-cell table:style-name="ce5"/>
          <table:table-cell table:style-name="ce5" office:value-type="string">
            <text:p>Instalación del mobiliario</text:p>
          </table:table-cell>
          <table:table-cell table:style-name="ce2"/>
          <table:table-cell table:style-name="ce39" office:value-type="float" office:value="10">
            <text:p>1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80">
            <text:p>80</text:p>
          </table:table-cell>
          <table:table-cell table:style-name="ce73" office:value-type="float" office:value="5">
            <text:p>5</text:p>
          </table:table-cell>
          <table:table-cell table:number-columns-repeated="5"/>
        </table:table-row>
        <table:table-row table:style-name="ro4">
          <table:table-cell/>
          <table:table-cell table:style-name="ce7" office:value-type="string">
            <text:p>Infrestructura</text:p>
          </table:table-cell>
          <table:table-cell table:style-name="ce5" office:value-type="string">
            <text:p>Instalacion de Servidores</text:p>
          </table:table-cell>
          <table:table-cell table:style-name="ce2"/>
          <table:table-cell table:style-name="ce39" table:number-columns-repeated="3"/>
          <table:table-cell table:style-name="ce39" office:value-type="float" office:value="24">
            <text:p>24</text:p>
          </table:table-cell>
          <table:table-cell table:style-name="ce39" table:number-columns-repeated="2"/>
          <table:table-cell table:style-name="ce73"/>
          <table:table-cell table:number-columns-repeated="5"/>
        </table:table-row>
        <table:table-row table:style-name="ro3">
          <table:table-cell/>
          <table:table-cell table:style-name="ce7" office:value-type="string">
            <text:p>Administración de Proyecto</text:p>
          </table:table-cell>
          <table:table-cell table:style-name="ce5"/>
          <table:table-cell table:style-name="ce2" office:value-type="float" office:value="450">
            <text:p>450</text:p>
          </table:table-cell>
          <table:table-cell table:style-name="ce39" table:number-columns-repeated="6"/>
          <table:table-cell table:style-name="ce73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5" office:value-type="string">
            <text:p>Total</text:p>
          </table:table-cell>
          <table:table-cell table:style-name="ce24" table:formula="of:=SUM([.D5:.D17])" office:value-type="float" office:value="470">
            <text:p>470</text:p>
          </table:table-cell>
          <table:table-cell table:style-name="ce24" table:formula="of:=SUM([.E5:.E17])" office:value-type="float" office:value="295">
            <text:p>295</text:p>
          </table:table-cell>
          <table:table-cell table:style-name="ce24" table:formula="of:=SUM([.F5:.F17])" office:value-type="float" office:value="200">
            <text:p>200</text:p>
          </table:table-cell>
          <table:table-cell table:style-name="ce24" table:formula="of:=SUM([.G5:.G17])" office:value-type="float" office:value="105">
            <text:p>105</text:p>
          </table:table-cell>
          <table:table-cell table:style-name="ce24" table:formula="of:=SUM([.H5:.H17])" office:value-type="float" office:value="290">
            <text:p>290</text:p>
          </table:table-cell>
          <table:table-cell table:style-name="ce24" table:formula="of:=SUM([.I5:.I17])" office:value-type="float" office:value="250">
            <text:p>250</text:p>
          </table:table-cell>
          <table:table-cell table:style-name="ce24" table:formula="of:=SUM([.J5:.J17])" office:value-type="float" office:value="170">
            <text:p>170</text:p>
          </table:table-cell>
          <table:table-cell table:style-name="ce24" table:formula="of:=SUM([.K5:.K17])" office:value-type="float" office:value="105">
            <text:p>105</text:p>
          </table:table-cell>
          <table:table-cell table:style-name="ce78" table:formula="of:=SUM([.D18:.I18])" office:value-type="float" office:value="1610">
            <text:p>16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6"/>
          <table:table-cell table:style-name="ce25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/>
          <table:table-cell table:style-name="ce40"/>
          <table:table-cell office:value-type="string">
            <text:p>Estimadas</text:p>
          </table:table-cell>
          <table:table-cell office:value-type="string">
            <text:p>Asignadas</text:p>
          </table:table-cell>
          <table:table-cell table:style-name="ce40" office:value-type="string">
            <text:p>Diff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40" office:value-type="string">
            <text:p>Planificacion</text:p>
          </table:table-cell>
          <table:table-cell table:formula="of:=SUM([.D5:.K8])" office:value-type="float" office:value="570">
            <text:p>570</text:p>
          </table:table-cell>
          <table:table-cell table:formula="of:=SUM([.D30:.G41])-SUM([.D36:.G36])" office:value-type="float" office:value="640">
            <text:p>640</text:p>
          </table:table-cell>
          <table:table-cell table:style-name="ce57" table:formula="of:=[.G21]-[.F21]"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-Para 4 meses el limite es 480 hs por recurso</text:p>
          </table:table-cell>
          <table:table-cell table:style-name="Default" table:number-columns-repeated="2"/>
          <table:table-cell/>
          <table:table-cell table:style-name="ce40" office:value-type="string">
            <text:p>Contratacion</text:p>
          </table:table-cell>
          <table:table-cell table:formula="of:=SUM([.D9:.K12])" office:value-type="float" office:value="435">
            <text:p>435</text:p>
          </table:table-cell>
          <table:table-cell table:formula="of:=SUM([.H30:.J41])-SUM([.H36:.J36])" office:value-type="float" office:value="820">
            <text:p>820</text:p>
          </table:table-cell>
          <table:table-cell table:style-name="ce57" table:formula="of:=[.G22]-[.F22]" office:value-type="float" office:value="385">
            <text:p>38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40" office:value-type="string">
            <text:p>Mudanza</text:p>
          </table:table-cell>
          <table:table-cell table:formula="of:=SUM([.D13:.K15])" office:value-type="float" office:value="406">
            <text:p>406</text:p>
          </table:table-cell>
          <table:table-cell table:formula="of:=SUM([.K30:.K41])-SUM([.K36])" office:value-type="float" office:value="480">
            <text:p>480</text:p>
          </table:table-cell>
          <table:table-cell table:style-name="ce57" table:formula="of:=[.G23]-[.F23]" office:value-type="float" office:value="74">
            <text:p>74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26" office:value-type="string" table:number-columns-spanned="4" table:number-rows-spanned="1">
            <text:p>Planificacion</text:p>
          </table:table-cell>
          <table:covered-table-cell/>
          <table:covered-table-cell table:style-name="Default"/>
          <table:covered-table-cell table:style-name="Default"/>
          <table:table-cell table:style-name="ce58" office:value-type="string" table:number-columns-spanned="3" table:number-rows-spanned="1">
            <text:p>Contratacion</text:p>
          </table:table-cell>
          <table:covered-table-cell table:number-columns-repeated="2"/>
          <table:table-cell table:style-name="ce74" office:value-type="string">
            <text:p>Mudanza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2" table:number-rows-spanned="2">
            <text:p>Recursos</text:p>
          </table:table-cell>
          <table:covered-table-cell table:style-name="ce8"/>
          <table:table-cell table:style-name="ce27" office:value-type="string" table:number-columns-spanned="2" table:number-rows-spanned="1">
            <text:p>Mes 1</text:p>
          </table:table-cell>
          <table:covered-table-cell table:style-name="ce41"/>
          <table:table-cell table:style-name="ce51" office:value-type="string" table:number-columns-spanned="2" table:number-rows-spanned="1">
            <text:p>Mes 2</text:p>
          </table:table-cell>
          <table:covered-table-cell table:style-name="ce55"/>
          <table:table-cell table:style-name="ce59" office:value-type="string" table:number-columns-spanned="2" table:number-rows-spanned="1">
            <text:p>Mes 3</text:p>
          </table:table-cell>
          <table:covered-table-cell table:style-name="ce63"/>
          <table:table-cell table:style-name="ce68" office:value-type="string" table:number-columns-spanned="2" table:number-rows-spanned="1">
            <text:p>Mes 4</text:p>
          </table:table-cell>
          <table:covered-table-cell table:style-name="ce63"/>
          <table:table-cell/>
          <table:table-cell table:style-name="ce79" office:value-type="string">
            <text:p>Horas Totales</text:p>
          </table:table-cell>
          <table:table-cell table:style-name="ce80" office:value-type="string">
            <text:p>Horas originalmente estimadas</text:p>
          </table:table-cell>
          <table:table-cell table:style-name="ce79" office:value-type="string">
            <text:p>Diferencia Horas</text:p>
          </table:table-cell>
          <table:table-cell table:style-name="ce84"/>
        </table:table-row>
        <table:table-row table:style-name="ro1">
          <table:table-cell/>
          <table:covered-table-cell table:style-name="ce9"/>
          <table:covered-table-cell table:style-name="ce9"/>
          <table:table-cell table:style-name="ce28" office:value-type="string">
            <text:p>Q1</text:p>
          </table:table-cell>
          <table:table-cell table:style-name="ce42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52" office:value-type="string">
            <text:p>Q2</text:p>
          </table:table-cell>
          <table:table-cell table:style-name="ce60" office:value-type="string">
            <text:p>Q1</text:p>
          </table:table-cell>
          <table:table-cell table:style-name="ce64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64" office:value-type="string">
            <text:p>Q2</text:p>
          </table:table-cell>
          <table:table-cell/>
          <table:table-cell table:style-name="ce79" table:number-columns-repeated="3"/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Responsable Planificación</text:p>
          </table:table-cell>
          <table:covered-table-cell/>
          <table:table-cell table:style-name="ce29"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table:number-columns-repeated="2" office:value-type="float" office:value="60">
            <text:p>60</text:p>
          </table:table-cell>
          <table:table-cell table:style-name="ce61" office:value-type="float" office:value="40">
            <text:p>40</text:p>
          </table:table-cell>
          <table:table-cell table:style-name="ce65" office:value-type="float" office:value="40">
            <text:p>40</text:p>
          </table:table-cell>
          <table:table-cell table:style-name="ce40" office:value-type="float" office:value="40">
            <text:p>40</text:p>
          </table:table-cell>
          <table:table-cell table:style-name="ce66" office:value-type="float" office:value="40">
            <text:p>40</text:p>
          </table:table-cell>
          <table:table-cell/>
          <table:table-cell table:style-name="ce38" table:formula="of:=SUM([.D30:.K30])" office:value-type="float" office:value="400">
            <text:p>400</text:p>
          </table:table-cell>
          <table:table-cell table:style-name="ce81" table:formula="of:=[.E18]" office:value-type="float" office:value="295">
            <text:p>295</text:p>
          </table:table-cell>
          <table:table-cell table:style-name="ce82" table:formula="of:=[.M30]-[.N30]" office:value-type="float" office:value="105">
            <text:p>105</text:p>
          </table:table-cell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 office:value-type="float" office:value="40">
            <text:p>4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38" table:formula="of:=SUM([.D31:.K31])" office:value-type="float" office:value="220">
            <text:p>220</text:p>
          </table:table-cell>
          <table:table-cell table:style-name="ce81" table:formula="of:=[.F18]" office:value-type="float" office:value="200">
            <text:p>200</text:p>
          </table:table-cell>
          <table:table-cell table:style-name="ce82" table:formula="of:=[.M31]-[.N31]" office:value-type="float" office:value="20">
            <text:p>20</text:p>
          </table:table-cell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Encargado RRHH 1</text:p>
          </table:table-cell>
          <table:covered-table-cell/>
          <table:table-cell table:style-name="ce30"/>
          <table:table-cell table:style-name="ce44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style-name="ce62"/>
          <table:table-cell table:style-name="ce66"/>
          <table:table-cell table:style-name="ce40"/>
          <table:table-cell table:style-name="ce66"/>
          <table:table-cell/>
          <table:table-cell table:style-name="ce38" table:formula="of:=SUM([.D32:.K32])" office:value-type="float" office:value="80">
            <text:p>80</text:p>
          </table:table-cell>
          <table:table-cell table:style-name="ce81" table:formula="of:=[.$G$18]/2" office:value-type="float" office:value="52.5">
            <text:p>53</text:p>
          </table:table-cell>
          <table:table-cell table:style-name="ce82" table:formula="of:=[.M32]-[.N32]" office:value-type="float" office:value="27.5">
            <text:p>28</text:p>
          </table:table-cell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Encargado RRHH 2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/>
          <table:table-cell table:style-name="ce66"/>
          <table:table-cell table:style-name="ce40" office:value-type="float" office:value="40">
            <text:p>40</text:p>
          </table:table-cell>
          <table:table-cell table:style-name="ce66" office:value-type="float" office:value="40">
            <text:p>40</text:p>
          </table:table-cell>
          <table:table-cell/>
          <table:table-cell table:style-name="ce38" table:formula="of:=SUM([.D33:.K33])" office:value-type="float" office:value="80">
            <text:p>80</text:p>
          </table:table-cell>
          <table:table-cell table:style-name="ce81" table:formula="of:=[.$G$18]/2" office:value-type="float" office:value="52.5">
            <text:p>53</text:p>
          </table:table-cell>
          <table:table-cell table:style-name="ce82" table:formula="of:=[.M33]-[.N33]" office:value-type="float" office:value="27.5">
            <text:p>28</text:p>
          </table:table-cell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 table:style-name="ce30"/>
          <table:table-cell table:style-name="ce44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38" table:formula="of:=SUM([.D34:.K34])" office:value-type="float" office:value="400">
            <text:p>400</text:p>
          </table:table-cell>
          <table:table-cell table:style-name="ce81" table:formula="of:=[.H18]" office:value-type="float" office:value="290">
            <text:p>290</text:p>
          </table:table-cell>
          <table:table-cell table:style-name="ce82" table:formula="of:=[.M34]-[.N34]" office:value-type="float" office:value="110">
            <text:p>110</text:p>
          </table:table-cell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Encargado Compras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 office:value-type="float" office:value="40">
            <text:p>4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40">
            <text:p>40</text:p>
          </table:table-cell>
          <table:table-cell table:style-name="ce66" office:value-type="float" office:value="40">
            <text:p>40</text:p>
          </table:table-cell>
          <table:table-cell/>
          <table:table-cell table:style-name="ce38" table:formula="of:=SUM([.D35:.K35])" office:value-type="float" office:value="180">
            <text:p>180</text:p>
          </table:table-cell>
          <table:table-cell table:style-name="ce81" table:formula="of:=[.K18]" office:value-type="float" office:value="105">
            <text:p>105</text:p>
          </table:table-cell>
          <table:table-cell table:style-name="ce82" table:formula="of:=[.M35]-[.N35]" office:value-type="float" office:value="75">
            <text:p>75</text:p>
          </table:table-cell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table:style-name="ce30" office:value-type="float" office:value="60">
            <text:p>60</text:p>
          </table:table-cell>
          <table:table-cell table:style-name="ce44" office:value-type="float" office:value="60">
            <text:p>60</text:p>
          </table:table-cell>
          <table:table-cell table:number-columns-repeated="2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38" table:formula="of:=SUM([.D36:.K36])" office:value-type="float" office:value="480">
            <text:p>480</text:p>
          </table:table-cell>
          <table:table-cell table:style-name="ce81" table:formula="of:=[.D18]" office:value-type="float" office:value="470">
            <text:p>470</text:p>
          </table:table-cell>
          <table:table-cell table:style-name="ce82" table:formula="of:=[.M36]-[.N36]" office:value-type="float" office:value="10">
            <text:p>10</text:p>
          </table:table-cell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Encargado de Infraestructura</text:p>
          </table:table-cell>
          <table:covered-table-cell/>
          <table:table-cell table:style-name="ce30"/>
          <table:table-cell table:style-name="ce44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38" table:formula="of:=SUM([.D37:.K37])" office:value-type="float" office:value="400">
            <text:p>400</text:p>
          </table:table-cell>
          <table:table-cell table:style-name="ce81" table:formula="of:=[.I18]" office:value-type="float" office:value="250">
            <text:p>250</text:p>
          </table:table-cell>
          <table:table-cell table:style-name="ce82" table:formula="of:=[.M37]-[.N37]" office:value-type="float" office:value="150">
            <text:p>150</text:p>
          </table:table-cell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Operario de Instalación 1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/>
          <table:table-cell table:style-name="ce66"/>
          <table:table-cell table:style-name="ce40"/>
          <table:table-cell table:style-name="ce66" office:value-type="float" office:value="60">
            <text:p>60</text:p>
          </table:table-cell>
          <table:table-cell/>
          <table:table-cell table:style-name="ce38" table:formula="of:=SUM([.D38:.K38])" office:value-type="float" office:value="60">
            <text:p>60</text:p>
          </table:table-cell>
          <table:table-cell table:style-name="ce81" table:formula="of:=[.$J$18]/3" office:value-type="float" office:value="56.6666666666667">
            <text:p>57</text:p>
          </table:table-cell>
          <table:table-cell table:style-name="ce82" table:formula="of:=[.M38]-[.N38]" office:value-type="float" office:value="3.33333333333334">
            <text:p>3</text:p>
          </table:table-cell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Operario de instalación 2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/>
          <table:table-cell table:style-name="ce66"/>
          <table:table-cell table:style-name="ce40"/>
          <table:table-cell table:style-name="ce66" office:value-type="float" office:value="60">
            <text:p>60</text:p>
          </table:table-cell>
          <table:table-cell/>
          <table:table-cell table:style-name="ce38" table:formula="of:=SUM([.D39:.K39])" office:value-type="float" office:value="60">
            <text:p>60</text:p>
          </table:table-cell>
          <table:table-cell table:style-name="ce81" table:formula="of:=[.$J$18]/3" office:value-type="float" office:value="56.6666666666667">
            <text:p>57</text:p>
          </table:table-cell>
          <table:table-cell table:style-name="ce82" table:formula="of:=[.M39]-[.N39]" office:value-type="float" office:value="3.33333333333334">
            <text:p>3</text:p>
          </table:table-cell>
          <table:table-cell table:style-name="ce84"/>
        </table:table-row>
        <table:table-row table:style-name="ro6">
          <table:table-cell/>
          <table:table-cell office:value-type="string" table:number-columns-spanned="2" table:number-rows-spanned="1">
            <text:p>Operario de Instalación 3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/>
          <table:table-cell table:style-name="ce66"/>
          <table:table-cell table:style-name="ce40"/>
          <table:table-cell table:style-name="ce66" office:value-type="float" office:value="60">
            <text:p>60</text:p>
          </table:table-cell>
          <table:table-cell/>
          <table:table-cell table:style-name="ce38" table:formula="of:=SUM([.D40:.K40])" office:value-type="float" office:value="60">
            <text:p>60</text:p>
          </table:table-cell>
          <table:table-cell table:style-name="ce81" table:formula="of:=[.$J$18]/3" office:value-type="float" office:value="56.6666666666667">
            <text:p>57</text:p>
          </table:table-cell>
          <table:table-cell table:style-name="ce82" table:formula="of:=[.M40]-[.N40]" office:value-type="float" office:value="3.33333333333334">
            <text:p>3</text:p>
          </table:table-cell>
          <table:table-cell table:style-name="ce84"/>
        </table:table-row>
        <table:table-row table:style-name="ro6">
          <table:table-cell/>
          <table:table-cell table:style-name="ce11" table:number-columns-spanned="2" table:number-rows-spanned="1"/>
          <table:covered-table-cell table:style-name="ce18"/>
          <table:table-cell table:style-name="ce31"/>
          <table:table-cell table:style-name="ce45"/>
          <table:table-cell table:style-name="ce53"/>
          <table:table-cell table:style-name="ce53"/>
          <table:table-cell table:style-name="ce9"/>
          <table:table-cell table:style-name="ce67"/>
          <table:table-cell table:style-name="ce53"/>
          <table:table-cell table:style-name="ce67"/>
          <table:table-cell/>
          <table:table-cell table:style-name="ce38" table:formula="of:=SUM([.D41:.K41])" office:value-type="float" office:value="0">
            <text:p>0</text:p>
          </table:table-cell>
          <table:table-cell table:style-name="ce81"/>
          <table:table-cell table:style-name="ce82" table:formula="of:=[.M41]-[.N41]" office:value-type="float" office:value="0">
            <text:p>0</text:p>
          </table:table-cell>
          <table:table-cell table:style-name="ce8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ce38" table:formula="of:=SUM([.M30:.M41])" office:value-type="float" office:value="2420">
            <text:p>2420</text:p>
          </table:table-cell>
          <table:table-cell table:style-name="ce38" table:formula="of:=SUM([.N30:.N41])" office:value-type="float" office:value="1885">
            <text:p>1885</text:p>
          </table:table-cell>
          <table:table-cell table:style-name="ce83" table:formula="of:=SUM([.O30:.O41])" office:value-type="float" office:value="535">
            <text:p>535</text:p>
          </table:table-cell>
          <table:table-cell table:style-name="ce85" office:value-type="string">
            <text:p>Totales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2" office:value-type="string">
            <text:p>Gannt de Recurso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8" table:number-columns-spanned="2" table:number-rows-spanned="2"/>
          <table:covered-table-cell table:style-name="ce8"/>
          <table:table-cell table:style-name="ce27" office:value-type="string" table:number-columns-spanned="2" table:number-rows-spanned="1">
            <text:p>Mes 1</text:p>
          </table:table-cell>
          <table:covered-table-cell table:style-name="ce41"/>
          <table:table-cell table:style-name="ce51" office:value-type="string" table:number-columns-spanned="2" table:number-rows-spanned="1">
            <text:p>Mes 2</text:p>
          </table:table-cell>
          <table:covered-table-cell table:style-name="ce55"/>
          <table:table-cell table:style-name="ce59" office:value-type="string" table:number-columns-spanned="2" table:number-rows-spanned="1">
            <text:p>Mes 3</text:p>
          </table:table-cell>
          <table:covered-table-cell table:style-name="ce63"/>
          <table:table-cell table:style-name="ce68" office:value-type="string" table:number-columns-spanned="2" table:number-rows-spanned="1">
            <text:p>Mes 4</text:p>
          </table:table-cell>
          <table:covered-table-cell table:style-name="ce63"/>
          <table:table-cell table:number-columns-repeated="5"/>
        </table:table-row>
        <table:table-row table:style-name="ro1">
          <table:table-cell/>
          <table:covered-table-cell table:style-name="ce9"/>
          <table:covered-table-cell table:style-name="ce9"/>
          <table:table-cell table:style-name="ce28" office:value-type="string">
            <text:p>Q1</text:p>
          </table:table-cell>
          <table:table-cell table:style-name="ce42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52" office:value-type="string">
            <text:p>Q2</text:p>
          </table:table-cell>
          <table:table-cell table:style-name="ce60" office:value-type="string">
            <text:p>Q1</text:p>
          </table:table-cell>
          <table:table-cell table:style-name="ce64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64" office:value-type="string">
            <text:p>Q2</text:p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Responsable Planificación</text:p>
          </table:table-cell>
          <table:covered-table-cell/>
          <table:table-cell table:style-name="ce32" table:formula="of:=IF([.D30]&gt;40;&quot;FT&quot;;IF(0&lt;[.D30];&quot;PT&quot;;&quot;&quot;))" office:value-type="string" office:string-value="FT">
            <text:p>FT</text:p>
          </table:table-cell>
          <table:table-cell table:style-name="ce46" table:formula="of:=IF([.E30]&gt;40;&quot;FT&quot;;IF(0&lt;[.E30];&quot;PT&quot;;&quot;&quot;))" office:value-type="string" office:string-value="FT">
            <text:p>FT</text:p>
          </table:table-cell>
          <table:table-cell table:style-name="ce46" table:formula="of:=IF([.F30]&gt;40;&quot;FT&quot;;IF(0&lt;[.F30];&quot;PT&quot;;&quot;&quot;))" office:value-type="string" office:string-value="FT">
            <text:p>FT</text:p>
          </table:table-cell>
          <table:table-cell table:style-name="ce46" table:formula="of:=IF([.G30]&gt;40;&quot;FT&quot;;IF(0&lt;[.G30];&quot;PT&quot;;&quot;&quot;))" office:value-type="string" office:string-value="FT">
            <text:p>FT</text:p>
          </table:table-cell>
          <table:table-cell table:style-name="ce46" table:formula="of:=IF([.H30]&gt;40;&quot;FT&quot;;IF(0&lt;[.H30];&quot;PT&quot;;&quot;&quot;))" office:value-type="string" office:string-value="PT">
            <text:p>PT</text:p>
          </table:table-cell>
          <table:table-cell table:style-name="ce46" table:formula="of:=IF([.I30]&gt;40;&quot;FT&quot;;IF(0&lt;[.I30];&quot;PT&quot;;&quot;&quot;))" office:value-type="string" office:string-value="PT">
            <text:p>PT</text:p>
          </table:table-cell>
          <table:table-cell table:style-name="ce46" table:formula="of:=IF([.J30]&gt;40;&quot;FT&quot;;IF(0&lt;[.J30];&quot;PT&quot;;&quot;&quot;))" office:value-type="string" office:string-value="PT">
            <text:p>PT</text:p>
          </table:table-cell>
          <table:table-cell table:style-name="ce75" table:formula="of:=IF([.K30]&gt;40;&quot;FT&quot;;IF(0&lt;[.K30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 table:style-name="ce33" table:formula="of:=IF([.D31]&gt;40;&quot;FT&quot;;IF(0&lt;[.D31];&quot;PT&quot;;&quot;&quot;))">
            <text:p/>
          </table:table-cell>
          <table:table-cell table:style-name="ce47" table:formula="of:=IF([.E31]&gt;40;&quot;FT&quot;;IF(0&lt;[.E31];&quot;PT&quot;;&quot;&quot;))">
            <text:p/>
          </table:table-cell>
          <table:table-cell table:style-name="ce47" table:formula="of:=IF([.F31]&gt;40;&quot;FT&quot;;IF(0&lt;[.F31];&quot;PT&quot;;&quot;&quot;))">
            <text:p/>
          </table:table-cell>
          <table:table-cell table:style-name="ce47" table:formula="of:=IF([.G31]&gt;40;&quot;FT&quot;;IF(0&lt;[.G31];&quot;PT&quot;;&quot;&quot;))">
            <text:p/>
          </table:table-cell>
          <table:table-cell table:style-name="ce47" table:formula="of:=IF([.H31]&gt;40;&quot;FT&quot;;IF(0&lt;[.H31];&quot;PT&quot;;&quot;&quot;))" office:value-type="string" office:string-value="PT">
            <text:p>PT</text:p>
          </table:table-cell>
          <table:table-cell table:style-name="ce47" table:formula="of:=IF([.I31]&gt;40;&quot;FT&quot;;IF(0&lt;[.I31];&quot;PT&quot;;&quot;&quot;))" office:value-type="string" office:string-value="FT">
            <text:p>FT</text:p>
          </table:table-cell>
          <table:table-cell table:style-name="ce47" table:formula="of:=IF([.J31]&gt;40;&quot;FT&quot;;IF(0&lt;[.J31];&quot;PT&quot;;&quot;&quot;))" office:value-type="string" office:string-value="FT">
            <text:p>FT</text:p>
          </table:table-cell>
          <table:table-cell table:style-name="ce76" table:formula="of:=IF([.K31]&gt;40;&quot;FT&quot;;IF(0&lt;[.K31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Encargado RRHH 1</text:p>
          </table:table-cell>
          <table:covered-table-cell/>
          <table:table-cell table:style-name="ce33" table:formula="of:=IF([.D32]&gt;40;&quot;FT&quot;;IF(0&lt;[.D32];&quot;PT&quot;;&quot;&quot;))">
            <text:p/>
          </table:table-cell>
          <table:table-cell table:style-name="ce47" table:formula="of:=IF([.E32]&gt;40;&quot;FT&quot;;IF(0&lt;[.E32];&quot;PT&quot;;&quot;&quot;))" office:value-type="string" office:string-value="PT">
            <text:p>PT</text:p>
          </table:table-cell>
          <table:table-cell table:style-name="ce47" table:formula="of:=IF([.F32]&gt;40;&quot;FT&quot;;IF(0&lt;[.F32];&quot;PT&quot;;&quot;&quot;))" office:value-type="string" office:string-value="PT">
            <text:p>PT</text:p>
          </table:table-cell>
          <table:table-cell table:style-name="ce47" table:formula="of:=IF([.G32]&gt;40;&quot;FT&quot;;IF(0&lt;[.G32];&quot;PT&quot;;&quot;&quot;))">
            <text:p/>
          </table:table-cell>
          <table:table-cell table:style-name="ce47" table:formula="of:=IF([.H32]&gt;40;&quot;FT&quot;;IF(0&lt;[.H32];&quot;PT&quot;;&quot;&quot;))">
            <text:p/>
          </table:table-cell>
          <table:table-cell table:style-name="ce47" table:formula="of:=IF([.I32]&gt;40;&quot;FT&quot;;IF(0&lt;[.I32];&quot;PT&quot;;&quot;&quot;))">
            <text:p/>
          </table:table-cell>
          <table:table-cell table:style-name="ce47" table:formula="of:=IF([.J32]&gt;40;&quot;FT&quot;;IF(0&lt;[.J32];&quot;PT&quot;;&quot;&quot;))">
            <text:p/>
          </table:table-cell>
          <table:table-cell table:style-name="ce76" table:formula="of:=IF([.K32]&gt;40;&quot;FT&quot;;IF(0&lt;[.K32];&quot;PT&quot;;&quot;&quot;))">
            <text:p/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Encargado RRHH 2</text:p>
          </table:table-cell>
          <table:covered-table-cell/>
          <table:table-cell table:style-name="ce33" table:formula="of:=IF([.D33]&gt;40;&quot;FT&quot;;IF(0&lt;[.D33];&quot;PT&quot;;&quot;&quot;))">
            <text:p/>
          </table:table-cell>
          <table:table-cell table:style-name="ce47" table:formula="of:=IF([.E33]&gt;40;&quot;FT&quot;;IF(0&lt;[.E33];&quot;PT&quot;;&quot;&quot;))">
            <text:p/>
          </table:table-cell>
          <table:table-cell table:style-name="ce47" table:formula="of:=IF([.F33]&gt;40;&quot;FT&quot;;IF(0&lt;[.F33];&quot;PT&quot;;&quot;&quot;))">
            <text:p/>
          </table:table-cell>
          <table:table-cell table:style-name="ce47" table:formula="of:=IF([.G33]&gt;40;&quot;FT&quot;;IF(0&lt;[.G33];&quot;PT&quot;;&quot;&quot;))">
            <text:p/>
          </table:table-cell>
          <table:table-cell table:style-name="ce47" table:formula="of:=IF([.H33]&gt;40;&quot;FT&quot;;IF(0&lt;[.H33];&quot;PT&quot;;&quot;&quot;))">
            <text:p/>
          </table:table-cell>
          <table:table-cell table:style-name="ce47" table:formula="of:=IF([.I33]&gt;40;&quot;FT&quot;;IF(0&lt;[.I33];&quot;PT&quot;;&quot;&quot;))">
            <text:p/>
          </table:table-cell>
          <table:table-cell table:style-name="ce47" table:formula="of:=IF([.J33]&gt;40;&quot;FT&quot;;IF(0&lt;[.J33];&quot;PT&quot;;&quot;&quot;))" office:value-type="string" office:string-value="PT">
            <text:p>PT</text:p>
          </table:table-cell>
          <table:table-cell table:style-name="ce76" table:formula="of:=IF([.K33]&gt;40;&quot;FT&quot;;IF(0&lt;[.K33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 table:style-name="ce33" table:formula="of:=IF([.D34]&gt;40;&quot;FT&quot;;IF(0&lt;[.D34];&quot;PT&quot;;&quot;&quot;))">
            <text:p/>
          </table:table-cell>
          <table:table-cell table:style-name="ce47" table:formula="of:=IF([.E34]&gt;40;&quot;FT&quot;;IF(0&lt;[.E34];&quot;PT&quot;;&quot;&quot;))" office:value-type="string" office:string-value="PT">
            <text:p>PT</text:p>
          </table:table-cell>
          <table:table-cell table:style-name="ce47" table:formula="of:=IF([.F34]&gt;40;&quot;FT&quot;;IF(0&lt;[.F34];&quot;PT&quot;;&quot;&quot;))" office:value-type="string" office:string-value="FT">
            <text:p>FT</text:p>
          </table:table-cell>
          <table:table-cell table:style-name="ce47" table:formula="of:=IF([.G34]&gt;40;&quot;FT&quot;;IF(0&lt;[.G34];&quot;PT&quot;;&quot;&quot;))" office:value-type="string" office:string-value="FT">
            <text:p>FT</text:p>
          </table:table-cell>
          <table:table-cell table:style-name="ce47" table:formula="of:=IF([.H34]&gt;40;&quot;FT&quot;;IF(0&lt;[.H34];&quot;PT&quot;;&quot;&quot;))" office:value-type="string" office:string-value="FT">
            <text:p>FT</text:p>
          </table:table-cell>
          <table:table-cell table:style-name="ce47" table:formula="of:=IF([.I34]&gt;40;&quot;FT&quot;;IF(0&lt;[.I34];&quot;PT&quot;;&quot;&quot;))" office:value-type="string" office:string-value="FT">
            <text:p>FT</text:p>
          </table:table-cell>
          <table:table-cell table:style-name="ce47" table:formula="of:=IF([.J34]&gt;40;&quot;FT&quot;;IF(0&lt;[.J34];&quot;PT&quot;;&quot;&quot;))" office:value-type="string" office:string-value="FT">
            <text:p>FT</text:p>
          </table:table-cell>
          <table:table-cell table:style-name="ce76" table:formula="of:=IF([.K34]&gt;40;&quot;FT&quot;;IF(0&lt;[.K34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Encargado Compras</text:p>
          </table:table-cell>
          <table:covered-table-cell/>
          <table:table-cell table:style-name="ce33" table:formula="of:=IF([.D35]&gt;40;&quot;FT&quot;;IF(0&lt;[.D35];&quot;PT&quot;;&quot;&quot;))">
            <text:p/>
          </table:table-cell>
          <table:table-cell table:style-name="ce47" table:formula="of:=IF([.E35]&gt;40;&quot;FT&quot;;IF(0&lt;[.E35];&quot;PT&quot;;&quot;&quot;))">
            <text:p/>
          </table:table-cell>
          <table:table-cell table:style-name="ce47" table:formula="of:=IF([.F35]&gt;40;&quot;FT&quot;;IF(0&lt;[.F35];&quot;PT&quot;;&quot;&quot;))">
            <text:p/>
          </table:table-cell>
          <table:table-cell table:style-name="ce47" table:formula="of:=IF([.G35]&gt;40;&quot;FT&quot;;IF(0&lt;[.G35];&quot;PT&quot;;&quot;&quot;))">
            <text:p/>
          </table:table-cell>
          <table:table-cell table:style-name="ce47" table:formula="of:=IF([.H35]&gt;40;&quot;FT&quot;;IF(0&lt;[.H35];&quot;PT&quot;;&quot;&quot;))" office:value-type="string" office:string-value="PT">
            <text:p>PT</text:p>
          </table:table-cell>
          <table:table-cell table:style-name="ce47" table:formula="of:=IF([.I35]&gt;40;&quot;FT&quot;;IF(0&lt;[.I35];&quot;PT&quot;;&quot;&quot;))" office:value-type="string" office:string-value="FT">
            <text:p>FT</text:p>
          </table:table-cell>
          <table:table-cell table:style-name="ce47" table:formula="of:=IF([.J35]&gt;40;&quot;FT&quot;;IF(0&lt;[.J35];&quot;PT&quot;;&quot;&quot;))" office:value-type="string" office:string-value="PT">
            <text:p>PT</text:p>
          </table:table-cell>
          <table:table-cell table:style-name="ce76" table:formula="of:=IF([.K35]&gt;40;&quot;FT&quot;;IF(0&lt;[.K35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table:style-name="ce33" table:formula="of:=IF([.D36]&gt;40;&quot;FT&quot;;IF(0&lt;[.D36];&quot;PT&quot;;&quot;&quot;))" office:value-type="string" office:string-value="FT">
            <text:p>FT</text:p>
          </table:table-cell>
          <table:table-cell table:style-name="ce47" table:formula="of:=IF([.E36]&gt;40;&quot;FT&quot;;IF(0&lt;[.E36];&quot;PT&quot;;&quot;&quot;))" office:value-type="string" office:string-value="FT">
            <text:p>FT</text:p>
          </table:table-cell>
          <table:table-cell table:style-name="ce47" table:formula="of:=IF([.F36]&gt;40;&quot;FT&quot;;IF(0&lt;[.F36];&quot;PT&quot;;&quot;&quot;))" office:value-type="string" office:string-value="FT">
            <text:p>FT</text:p>
          </table:table-cell>
          <table:table-cell table:style-name="ce47" table:formula="of:=IF([.G36]&gt;40;&quot;FT&quot;;IF(0&lt;[.G36];&quot;PT&quot;;&quot;&quot;))" office:value-type="string" office:string-value="FT">
            <text:p>FT</text:p>
          </table:table-cell>
          <table:table-cell table:style-name="ce47" table:formula="of:=IF([.H36]&gt;40;&quot;FT&quot;;IF(0&lt;[.H36];&quot;PT&quot;;&quot;&quot;))" office:value-type="string" office:string-value="FT">
            <text:p>FT</text:p>
          </table:table-cell>
          <table:table-cell table:style-name="ce47" table:formula="of:=IF([.I36]&gt;40;&quot;FT&quot;;IF(0&lt;[.I36];&quot;PT&quot;;&quot;&quot;))" office:value-type="string" office:string-value="FT">
            <text:p>FT</text:p>
          </table:table-cell>
          <table:table-cell table:style-name="ce47" table:formula="of:=IF([.J36]&gt;40;&quot;FT&quot;;IF(0&lt;[.J36];&quot;PT&quot;;&quot;&quot;))" office:value-type="string" office:string-value="FT">
            <text:p>FT</text:p>
          </table:table-cell>
          <table:table-cell table:style-name="ce76" table:formula="of:=IF([.K36]&gt;40;&quot;FT&quot;;IF(0&lt;[.K36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Encargado de Infraestructura</text:p>
          </table:table-cell>
          <table:covered-table-cell/>
          <table:table-cell table:style-name="ce33" table:formula="of:=IF([.D37]&gt;40;&quot;FT&quot;;IF(0&lt;[.D37];&quot;PT&quot;;&quot;&quot;))">
            <text:p/>
          </table:table-cell>
          <table:table-cell table:style-name="ce47" table:formula="of:=IF([.E37]&gt;40;&quot;FT&quot;;IF(0&lt;[.E37];&quot;PT&quot;;&quot;&quot;))" office:value-type="string" office:string-value="PT">
            <text:p>PT</text:p>
          </table:table-cell>
          <table:table-cell table:style-name="ce47" table:formula="of:=IF([.F37]&gt;40;&quot;FT&quot;;IF(0&lt;[.F37];&quot;PT&quot;;&quot;&quot;))" office:value-type="string" office:string-value="FT">
            <text:p>FT</text:p>
          </table:table-cell>
          <table:table-cell table:style-name="ce47" table:formula="of:=IF([.G37]&gt;40;&quot;FT&quot;;IF(0&lt;[.G37];&quot;PT&quot;;&quot;&quot;))" office:value-type="string" office:string-value="FT">
            <text:p>FT</text:p>
          </table:table-cell>
          <table:table-cell table:style-name="ce47" table:formula="of:=IF([.H37]&gt;40;&quot;FT&quot;;IF(0&lt;[.H37];&quot;PT&quot;;&quot;&quot;))" office:value-type="string" office:string-value="FT">
            <text:p>FT</text:p>
          </table:table-cell>
          <table:table-cell table:style-name="ce47" table:formula="of:=IF([.I37]&gt;40;&quot;FT&quot;;IF(0&lt;[.I37];&quot;PT&quot;;&quot;&quot;))" office:value-type="string" office:string-value="FT">
            <text:p>FT</text:p>
          </table:table-cell>
          <table:table-cell table:style-name="ce47" table:formula="of:=IF([.J37]&gt;40;&quot;FT&quot;;IF(0&lt;[.J37];&quot;PT&quot;;&quot;&quot;))" office:value-type="string" office:string-value="FT">
            <text:p>FT</text:p>
          </table:table-cell>
          <table:table-cell table:style-name="ce76" table:formula="of:=IF([.K37]&gt;40;&quot;FT&quot;;IF(0&lt;[.K37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Operario de Instalación 1</text:p>
          </table:table-cell>
          <table:covered-table-cell/>
          <table:table-cell table:style-name="ce33" table:formula="of:=IF([.D38]&gt;40;&quot;FT&quot;;IF(0&lt;[.D38];&quot;PT&quot;;&quot;&quot;))">
            <text:p/>
          </table:table-cell>
          <table:table-cell table:style-name="ce47" table:formula="of:=IF([.E38]&gt;40;&quot;FT&quot;;IF(0&lt;[.E38];&quot;PT&quot;;&quot;&quot;))">
            <text:p/>
          </table:table-cell>
          <table:table-cell table:style-name="ce47" table:formula="of:=IF([.F38]&gt;40;&quot;FT&quot;;IF(0&lt;[.F38];&quot;PT&quot;;&quot;&quot;))">
            <text:p/>
          </table:table-cell>
          <table:table-cell table:style-name="ce47" table:formula="of:=IF([.G38]&gt;40;&quot;FT&quot;;IF(0&lt;[.G38];&quot;PT&quot;;&quot;&quot;))">
            <text:p/>
          </table:table-cell>
          <table:table-cell table:style-name="ce47" table:formula="of:=IF([.H38]&gt;40;&quot;FT&quot;;IF(0&lt;[.H38];&quot;PT&quot;;&quot;&quot;))">
            <text:p/>
          </table:table-cell>
          <table:table-cell table:style-name="ce47" table:formula="of:=IF([.I38]&gt;40;&quot;FT&quot;;IF(0&lt;[.I38];&quot;PT&quot;;&quot;&quot;))">
            <text:p/>
          </table:table-cell>
          <table:table-cell table:style-name="ce47" table:formula="of:=IF([.J38]&gt;40;&quot;FT&quot;;IF(0&lt;[.J38];&quot;PT&quot;;&quot;&quot;))">
            <text:p/>
          </table:table-cell>
          <table:table-cell table:style-name="ce76" table:formula="of:=IF([.K38]&gt;40;&quot;FT&quot;;IF(0&lt;[.K38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Operario de instalación 2</text:p>
          </table:table-cell>
          <table:covered-table-cell/>
          <table:table-cell table:style-name="ce33" table:formula="of:=IF([.D39]&gt;40;&quot;FT&quot;;IF(0&lt;[.D39];&quot;PT&quot;;&quot;&quot;))">
            <text:p/>
          </table:table-cell>
          <table:table-cell table:style-name="ce47" table:formula="of:=IF([.E39]&gt;40;&quot;FT&quot;;IF(0&lt;[.E39];&quot;PT&quot;;&quot;&quot;))">
            <text:p/>
          </table:table-cell>
          <table:table-cell table:style-name="ce47" table:formula="of:=IF([.F39]&gt;40;&quot;FT&quot;;IF(0&lt;[.F39];&quot;PT&quot;;&quot;&quot;))">
            <text:p/>
          </table:table-cell>
          <table:table-cell table:style-name="ce47" table:formula="of:=IF([.G39]&gt;40;&quot;FT&quot;;IF(0&lt;[.G39];&quot;PT&quot;;&quot;&quot;))">
            <text:p/>
          </table:table-cell>
          <table:table-cell table:style-name="ce47" table:formula="of:=IF([.H39]&gt;40;&quot;FT&quot;;IF(0&lt;[.H39];&quot;PT&quot;;&quot;&quot;))">
            <text:p/>
          </table:table-cell>
          <table:table-cell table:style-name="ce47" table:formula="of:=IF([.I39]&gt;40;&quot;FT&quot;;IF(0&lt;[.I39];&quot;PT&quot;;&quot;&quot;))">
            <text:p/>
          </table:table-cell>
          <table:table-cell table:style-name="ce47" table:formula="of:=IF([.J39]&gt;40;&quot;FT&quot;;IF(0&lt;[.J39];&quot;PT&quot;;&quot;&quot;))">
            <text:p/>
          </table:table-cell>
          <table:table-cell table:style-name="ce76" table:formula="of:=IF([.K39]&gt;40;&quot;FT&quot;;IF(0&lt;[.K39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office:value-type="string" table:number-columns-spanned="2" table:number-rows-spanned="1">
            <text:p>Operario de Instalación 3</text:p>
          </table:table-cell>
          <table:covered-table-cell/>
          <table:table-cell table:style-name="ce33" table:formula="of:=IF([.D40]&gt;40;&quot;FT&quot;;IF(0&lt;[.D40];&quot;PT&quot;;&quot;&quot;))">
            <text:p/>
          </table:table-cell>
          <table:table-cell table:style-name="ce47" table:formula="of:=IF([.E40]&gt;40;&quot;FT&quot;;IF(0&lt;[.E40];&quot;PT&quot;;&quot;&quot;))">
            <text:p/>
          </table:table-cell>
          <table:table-cell table:style-name="ce47" table:formula="of:=IF([.F40]&gt;40;&quot;FT&quot;;IF(0&lt;[.F40];&quot;PT&quot;;&quot;&quot;))">
            <text:p/>
          </table:table-cell>
          <table:table-cell table:style-name="ce47" table:formula="of:=IF([.G40]&gt;40;&quot;FT&quot;;IF(0&lt;[.G40];&quot;PT&quot;;&quot;&quot;))">
            <text:p/>
          </table:table-cell>
          <table:table-cell table:style-name="ce47" table:formula="of:=IF([.H40]&gt;40;&quot;FT&quot;;IF(0&lt;[.H40];&quot;PT&quot;;&quot;&quot;))">
            <text:p/>
          </table:table-cell>
          <table:table-cell table:style-name="ce47" table:formula="of:=IF([.I40]&gt;40;&quot;FT&quot;;IF(0&lt;[.I40];&quot;PT&quot;;&quot;&quot;))">
            <text:p/>
          </table:table-cell>
          <table:table-cell table:style-name="ce47" table:formula="of:=IF([.J40]&gt;40;&quot;FT&quot;;IF(0&lt;[.J40];&quot;PT&quot;;&quot;&quot;))">
            <text:p/>
          </table:table-cell>
          <table:table-cell table:style-name="ce76" table:formula="of:=IF([.K40]&gt;40;&quot;FT&quot;;IF(0&lt;[.K40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style-name="ce13" table:number-columns-spanned="2" table:number-rows-spanned="1"/>
          <table:covered-table-cell table:style-name="ce19"/>
          <table:table-cell table:style-name="ce34" table:formula="of:=IF([.D41]&gt;40;&quot;FT&quot;;IF(0&lt;[.D41];&quot;PT&quot;;&quot;&quot;))">
            <text:p/>
          </table:table-cell>
          <table:table-cell table:style-name="ce48" table:formula="of:=IF([.E41]&gt;40;&quot;FT&quot;;IF(0&lt;[.E41];&quot;PT&quot;;&quot;&quot;))">
            <text:p/>
          </table:table-cell>
          <table:table-cell table:style-name="ce48" table:formula="of:=IF([.F41]&gt;40;&quot;FT&quot;;IF(0&lt;[.F41];&quot;PT&quot;;&quot;&quot;))">
            <text:p/>
          </table:table-cell>
          <table:table-cell table:style-name="ce48" table:formula="of:=IF([.G41]&gt;40;&quot;FT&quot;;IF(0&lt;[.G41];&quot;PT&quot;;&quot;&quot;))">
            <text:p/>
          </table:table-cell>
          <table:table-cell table:style-name="ce48" table:formula="of:=IF([.H41]&gt;40;&quot;FT&quot;;IF(0&lt;[.H41];&quot;PT&quot;;&quot;&quot;))">
            <text:p/>
          </table:table-cell>
          <table:table-cell table:style-name="ce48" table:formula="of:=IF([.I41]&gt;40;&quot;FT&quot;;IF(0&lt;[.I41];&quot;PT&quot;;&quot;&quot;))">
            <text:p/>
          </table:table-cell>
          <table:table-cell table:style-name="ce48" table:formula="of:=IF([.J41]&gt;40;&quot;FT&quot;;IF(0&lt;[.J41];&quot;PT&quot;;&quot;&quot;))">
            <text:p/>
          </table:table-cell>
          <table:table-cell table:style-name="ce77" table:formula="of:=IF([.K41]&gt;40;&quot;FT&quot;;IF(0&lt;[.K41];&quot;PT&quot;;&quot;&quot;))">
            <text:p/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part_20_time" style:display-name="part time" style:family="table-cell" style:parent-style-name="Default">
      <style:table-cell-properties fo:background-color="#ffff99"/>
    </style:style>
    <style:style style:name="Untitled1" style:family="table-cell" style:parent-style-name="Default">
      <style:table-cell-properties fo:background-color="#99ccff"/>
    </style:style>
    <style:style style:name="white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15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</meta:initial-creator>
    <meta:creation-date>2011-09-02T16:48:06</meta:creation-date>
    <meta:generator>OpenOffice.org/3.2$Linux OpenOffice.org_project/320m12$Build-9483</meta:generator>
    <dc:date>2011-09-13T15:23:35</dc:date>
    <meta:editing-duration>PT03H50M53S</meta:editing-duration>
    <meta:editing-cycles>25</meta:editing-cycles>
    <meta:document-statistic meta:table-count="3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375cm" svg:height="7.873cm" xlink:href=".." chart:class="chart:circle" chart:style-name="ch1">
        <chart:title svg:x="5.716cm" svg:y="0.158cm" chart:style-name="ch2">
          <text:p>Porcentaje de Horas</text:p>
        </chart:title>
        <chart:legend chart:legend-position="end" svg:x="11.556cm" svg:y="1.098cm" chart:style-name="ch3"/>
        <chart:plot-area chart:style-name="ch4" table:cell-range-address="Sheet1.D3:Sheet1.I3 Sheet1.D18:Sheet1.I18" chart:data-source-has-labels="both" svg:x="0.307cm" svg:y="0.818cm" svg:width="10.943cm" svg:height="6.74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D3:Sheet1.I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D18:Sheet1.I18" chart:label-cell-address="Sheet1.D18:Sheet1.I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3:Sheet1.I3">Project Leader</text:p>
              </table:table-cell>
              <table:table-cell office:value-type="string">
                <text:p>Resp. Planificación</text:p>
              </table:table-cell>
              <table:table-cell office:value-type="string">
                <text:p>Resp. Contrataciones</text:p>
              </table:table-cell>
              <table:table-cell office:value-type="string">
                <text:p>Encargado RRHH</text:p>
              </table:table-cell>
              <table:table-cell office:value-type="string">
                <text:p>Jefe Infraestructura</text:p>
              </table:table-cell>
              <table:table-cell office:value-type="string">
                <text:p>Encargado Infraestructura</text:p>
              </table:table-cell>
            </table:table-row>
          </table:table-header-rows>
          <table:table-rows>
            <table:table-row>
              <table:table-cell office:value-type="string">
                <text:p text:id="Sheet1.D18:Sheet1.I18">470 295 200 105 290 250</text:p>
              </table:table-cell>
              <table:table-cell office:value-type="float" office:value="470">
                <text:p text:id="Sheet1.D18:Sheet1.I18">470</text:p>
              </table:table-cell>
              <table:table-cell office:value-type="float" office:value="295">
                <text:p>295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  <table:table-cell office:value-type="float" office:value="290">
                <text:p>29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